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862d4" officeooo:paragraph-rsid="000862d4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0862d4" officeooo:paragraph-rsid="000862d4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862d4" officeooo:paragraph-rsid="000d9e06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862d4" officeooo:paragraph-rsid="001bcacf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0862d4" officeooo:paragraph-rsid="001d5562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0862d4" officeooo:paragraph-rsid="00217390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0862d4" officeooo:paragraph-rsid="0022db7d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0862d4" officeooo:paragraph-rsid="0024d0d0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0862d4" officeooo:paragraph-rsid="002b4546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0862d4" officeooo:paragraph-rsid="00351855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0862d4" officeooo:paragraph-rsid="001f2c90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0862d4" officeooo:paragraph-rsid="00275a4b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0862d4" officeooo:paragraph-rsid="0028b84e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0862d4" officeooo:paragraph-rsid="002a9421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0862d4" officeooo:paragraph-rsid="002e98dd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0862d4" officeooo:paragraph-rsid="00392cf2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0862d4" officeooo:paragraph-rsid="003ab93e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0862d4" officeooo:paragraph-rsid="003b8d25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fo:language="uk" fo:country="UA" fo:font-weight="normal" officeooo:rsid="0008a721" officeooo:paragraph-rsid="000862d4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language="uk" fo:country="UA" fo:font-weight="normal" officeooo:rsid="00174d2b" officeooo:paragraph-rsid="000862d4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officeooo:rsid="0008a721" style:font-weight-asian="normal" style:font-weight-complex="normal"/>
    </style:style>
    <style:style style:name="T3" style:family="text">
      <style:text-properties fo:language="en" fo:country="US" fo:font-weight="normal" officeooo:rsid="0009da89" style:font-weight-asian="normal" style:font-weight-complex="normal"/>
    </style:style>
    <style:style style:name="T4" style:family="text">
      <style:text-properties fo:language="en" fo:country="US" fo:font-weight="normal" officeooo:rsid="000b3aeb" style:font-weight-asian="normal" style:font-weight-complex="normal"/>
    </style:style>
    <style:style style:name="T5" style:family="text">
      <style:text-properties fo:language="en" fo:country="US" fo:font-weight="normal" officeooo:rsid="000b915e" style:font-weight-asian="normal" style:font-weight-complex="normal"/>
    </style:style>
    <style:style style:name="T6" style:family="text">
      <style:text-properties fo:language="en" fo:country="US" fo:font-weight="normal" officeooo:rsid="000c1eb8" style:font-weight-asian="normal" style:font-weight-complex="normal"/>
    </style:style>
    <style:style style:name="T7" style:family="text">
      <style:text-properties fo:language="en" fo:country="US" fo:font-weight="normal" officeooo:rsid="000c6162" style:font-weight-asian="normal" style:font-weight-complex="normal"/>
    </style:style>
    <style:style style:name="T8" style:family="text">
      <style:text-properties fo:language="en" fo:country="US" fo:font-weight="normal" officeooo:rsid="000c8611" style:font-weight-asian="normal" style:font-weight-complex="normal"/>
    </style:style>
    <style:style style:name="T9" style:family="text">
      <style:text-properties fo:language="en" fo:country="US" fo:font-weight="normal" officeooo:rsid="000d9e06" style:font-weight-asian="normal" style:font-weight-complex="normal"/>
    </style:style>
    <style:style style:name="T10" style:family="text">
      <style:text-properties fo:language="en" fo:country="US" fo:font-weight="normal" officeooo:rsid="000f32e3" style:font-weight-asian="normal" style:font-weight-complex="normal"/>
    </style:style>
    <style:style style:name="T11" style:family="text">
      <style:text-properties fo:language="en" fo:country="US" fo:font-weight="normal" officeooo:rsid="000fce72" style:font-weight-asian="normal" style:font-weight-complex="normal"/>
    </style:style>
    <style:style style:name="T12" style:family="text">
      <style:text-properties fo:language="en" fo:country="US" fo:font-weight="normal" officeooo:rsid="001036f7" style:font-weight-asian="normal" style:font-weight-complex="normal"/>
    </style:style>
    <style:style style:name="T13" style:family="text">
      <style:text-properties fo:language="en" fo:country="US" fo:font-weight="normal" officeooo:rsid="0011a0bb" style:font-weight-asian="normal" style:font-weight-complex="normal"/>
    </style:style>
    <style:style style:name="T14" style:family="text">
      <style:text-properties fo:language="en" fo:country="US" fo:font-weight="normal" officeooo:rsid="0013890a" style:font-weight-asian="normal" style:font-weight-complex="normal"/>
    </style:style>
    <style:style style:name="T15" style:family="text">
      <style:text-properties fo:language="en" fo:country="US" fo:font-weight="normal" officeooo:rsid="0019192b" style:font-weight-asian="normal" style:font-weight-complex="normal"/>
    </style:style>
    <style:style style:name="T16" style:family="text">
      <style:text-properties fo:language="en" fo:country="US" fo:font-weight="normal" officeooo:rsid="001a8c08" style:font-weight-asian="normal" style:font-weight-complex="normal"/>
    </style:style>
    <style:style style:name="T17" style:family="text">
      <style:text-properties fo:language="en" fo:country="US" fo:font-weight="normal" officeooo:rsid="001bcacf" style:font-weight-asian="normal" style:font-weight-complex="normal"/>
    </style:style>
    <style:style style:name="T18" style:family="text">
      <style:text-properties fo:language="en" fo:country="US" fo:font-weight="normal" officeooo:rsid="001d5562" style:font-weight-asian="normal" style:font-weight-complex="normal"/>
    </style:style>
    <style:style style:name="T19" style:family="text">
      <style:text-properties fo:language="en" fo:country="US" fo:font-weight="normal" officeooo:rsid="001e0b5e" style:font-weight-asian="normal" style:font-weight-complex="normal"/>
    </style:style>
    <style:style style:name="T20" style:family="text">
      <style:text-properties fo:language="en" fo:country="US" fo:font-weight="normal" officeooo:rsid="00217390" style:font-weight-asian="normal" style:font-weight-complex="normal"/>
    </style:style>
    <style:style style:name="T21" style:family="text">
      <style:text-properties fo:language="en" fo:country="US" fo:font-weight="normal" officeooo:rsid="0022db7d" style:font-weight-asian="normal" style:font-weight-complex="normal"/>
    </style:style>
    <style:style style:name="T22" style:family="text">
      <style:text-properties fo:language="en" fo:country="US" fo:font-weight="normal" officeooo:rsid="0024d0d0" style:font-weight-asian="normal" style:font-weight-complex="normal"/>
    </style:style>
    <style:style style:name="T23" style:family="text">
      <style:text-properties fo:language="en" fo:country="US" fo:font-weight="normal" officeooo:rsid="00275a4b" style:font-weight-asian="normal" style:font-weight-complex="normal"/>
    </style:style>
    <style:style style:name="T24" style:family="text">
      <style:text-properties fo:language="en" fo:country="US" fo:font-weight="normal" officeooo:rsid="002a9421" style:font-weight-asian="normal" style:font-weight-complex="normal"/>
    </style:style>
    <style:style style:name="T25" style:family="text">
      <style:text-properties fo:language="en" fo:country="US" fo:font-weight="normal" officeooo:rsid="002b4546" style:font-weight-asian="normal" style:font-weight-complex="normal"/>
    </style:style>
    <style:style style:name="T26" style:family="text">
      <style:text-properties fo:language="en" fo:country="US" fo:font-weight="normal" officeooo:rsid="002e5449" style:font-weight-asian="normal" style:font-weight-complex="normal"/>
    </style:style>
    <style:style style:name="T27" style:family="text">
      <style:text-properties fo:language="en" fo:country="US" fo:font-weight="normal" officeooo:rsid="002e98dd" style:font-weight-asian="normal" style:font-weight-complex="normal"/>
    </style:style>
    <style:style style:name="T28" style:family="text">
      <style:text-properties fo:language="en" fo:country="US" fo:font-weight="normal" officeooo:rsid="002f4e17" style:font-weight-asian="normal" style:font-weight-complex="normal"/>
    </style:style>
    <style:style style:name="T29" style:family="text">
      <style:text-properties fo:language="en" fo:country="US" fo:font-weight="normal" officeooo:rsid="00174d2b" style:font-weight-asian="normal" style:font-weight-complex="normal"/>
    </style:style>
    <style:style style:name="T30" style:family="text">
      <style:text-properties fo:language="en" fo:country="US" fo:font-weight="normal" officeooo:rsid="00351855" style:font-weight-asian="normal" style:font-weight-complex="normal"/>
    </style:style>
    <style:style style:name="T31" style:family="text">
      <style:text-properties fo:language="en" fo:country="US" fo:font-weight="normal" officeooo:rsid="0035e1c7" style:font-weight-asian="normal" style:font-weight-complex="normal"/>
    </style:style>
    <style:style style:name="T32" style:family="text">
      <style:text-properties fo:language="en" fo:country="US" fo:font-weight="normal" officeooo:rsid="00392cf2" style:font-weight-asian="normal" style:font-weight-complex="normal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08a721" style:font-weight-asian="normal" style:font-weight-complex="normal"/>
    </style:style>
    <style:style style:name="T35" style:family="text">
      <style:text-properties fo:font-weight="normal" officeooo:rsid="00322e76" style:font-weight-asian="normal" style:font-weight-complex="normal"/>
    </style:style>
    <style:style style:name="T36" style:family="text">
      <style:text-properties fo:language="uk" fo:country="UA" fo:font-weight="normal" style:font-weight-asian="normal" style:font-weight-complex="normal"/>
    </style:style>
    <style:style style:name="T37" style:family="text">
      <style:text-properties fo:language="uk" fo:country="UA" fo:font-weight="normal" officeooo:rsid="0008a721" style:font-weight-asian="normal" style:font-weight-complex="normal"/>
    </style:style>
    <style:style style:name="T38" style:family="text">
      <style:text-properties fo:language="uk" fo:country="UA" fo:font-weight="normal" officeooo:rsid="0009da89" style:font-weight-asian="normal" style:font-weight-complex="normal"/>
    </style:style>
    <style:style style:name="T39" style:family="text">
      <style:text-properties fo:language="uk" fo:country="UA" fo:font-weight="normal" officeooo:rsid="000b3d94" style:font-weight-asian="normal" style:font-weight-complex="normal"/>
    </style:style>
    <style:style style:name="T40" style:family="text">
      <style:text-properties fo:language="uk" fo:country="UA" fo:font-weight="normal" officeooo:rsid="000b915e" style:font-weight-asian="normal" style:font-weight-complex="normal"/>
    </style:style>
    <style:style style:name="T41" style:family="text">
      <style:text-properties fo:language="uk" fo:country="UA" fo:font-weight="normal" officeooo:rsid="000c1eb8" style:font-weight-asian="normal" style:font-weight-complex="normal"/>
    </style:style>
    <style:style style:name="T42" style:family="text">
      <style:text-properties fo:language="uk" fo:country="UA" fo:font-weight="normal" officeooo:rsid="000c6162" style:font-weight-asian="normal" style:font-weight-complex="normal"/>
    </style:style>
    <style:style style:name="T43" style:family="text">
      <style:text-properties fo:language="uk" fo:country="UA" fo:font-weight="normal" officeooo:rsid="000c8611" style:font-weight-asian="normal" style:font-weight-complex="normal"/>
    </style:style>
    <style:style style:name="T44" style:family="text">
      <style:text-properties fo:language="uk" fo:country="UA" fo:font-weight="normal" officeooo:rsid="000d9e06" style:font-weight-asian="normal" style:font-weight-complex="normal"/>
    </style:style>
    <style:style style:name="T45" style:family="text">
      <style:text-properties fo:language="uk" fo:country="UA" fo:font-weight="normal" officeooo:rsid="000dd1e0" style:font-weight-asian="normal" style:font-weight-complex="normal"/>
    </style:style>
    <style:style style:name="T46" style:family="text">
      <style:text-properties fo:language="uk" fo:country="UA" fo:font-weight="normal" officeooo:rsid="000f32e3" style:font-weight-asian="normal" style:font-weight-complex="normal"/>
    </style:style>
    <style:style style:name="T47" style:family="text">
      <style:text-properties fo:language="uk" fo:country="UA" fo:font-weight="normal" officeooo:rsid="000f4269" style:font-weight-asian="normal" style:font-weight-complex="normal"/>
    </style:style>
    <style:style style:name="T48" style:family="text">
      <style:text-properties fo:language="uk" fo:country="UA" fo:font-weight="normal" officeooo:rsid="000fce72" style:font-weight-asian="normal" style:font-weight-complex="normal"/>
    </style:style>
    <style:style style:name="T49" style:family="text">
      <style:text-properties fo:language="uk" fo:country="UA" fo:font-weight="normal" officeooo:rsid="001036f7" style:font-weight-asian="normal" style:font-weight-complex="normal"/>
    </style:style>
    <style:style style:name="T50" style:family="text">
      <style:text-properties fo:language="uk" fo:country="UA" fo:font-weight="normal" officeooo:rsid="0011a0bb" style:font-weight-asian="normal" style:font-weight-complex="normal"/>
    </style:style>
    <style:style style:name="T51" style:family="text">
      <style:text-properties fo:language="uk" fo:country="UA" fo:font-weight="normal" officeooo:rsid="0013890a" style:font-weight-asian="normal" style:font-weight-complex="normal"/>
    </style:style>
    <style:style style:name="T52" style:family="text">
      <style:text-properties fo:language="uk" fo:country="UA" fo:font-weight="normal" officeooo:rsid="0014de2e" style:font-weight-asian="normal" style:font-weight-complex="normal"/>
    </style:style>
    <style:style style:name="T53" style:family="text">
      <style:text-properties fo:language="uk" fo:country="UA" fo:font-weight="normal" officeooo:rsid="0017459d" style:font-weight-asian="normal" style:font-weight-complex="normal"/>
    </style:style>
    <style:style style:name="T54" style:family="text">
      <style:text-properties fo:language="uk" fo:country="UA" fo:font-weight="normal" officeooo:rsid="00174d2b" style:font-weight-asian="normal" style:font-weight-complex="normal"/>
    </style:style>
    <style:style style:name="T55" style:family="text">
      <style:text-properties fo:language="uk" fo:country="UA" fo:font-weight="normal" officeooo:rsid="001845bb" style:font-weight-asian="normal" style:font-weight-complex="normal"/>
    </style:style>
    <style:style style:name="T56" style:family="text">
      <style:text-properties fo:language="uk" fo:country="UA" fo:font-weight="normal" officeooo:rsid="0019192b" style:font-weight-asian="normal" style:font-weight-complex="normal"/>
    </style:style>
    <style:style style:name="T57" style:family="text">
      <style:text-properties fo:language="uk" fo:country="UA" fo:font-weight="normal" officeooo:rsid="00195967" style:font-weight-asian="normal" style:font-weight-complex="normal"/>
    </style:style>
    <style:style style:name="T58" style:family="text">
      <style:text-properties fo:language="uk" fo:country="UA" fo:font-weight="normal" officeooo:rsid="001a8c08" style:font-weight-asian="normal" style:font-weight-complex="normal"/>
    </style:style>
    <style:style style:name="T59" style:family="text">
      <style:text-properties fo:language="uk" fo:country="UA" fo:font-weight="normal" officeooo:rsid="001bcacf" style:font-weight-asian="normal" style:font-weight-complex="normal"/>
    </style:style>
    <style:style style:name="T60" style:family="text">
      <style:text-properties fo:language="uk" fo:country="UA" fo:font-weight="normal" officeooo:rsid="001d5562" style:font-weight-asian="normal" style:font-weight-complex="normal"/>
    </style:style>
    <style:style style:name="T61" style:family="text">
      <style:text-properties fo:language="uk" fo:country="UA" fo:font-weight="normal" officeooo:rsid="001f2c90" style:font-weight-asian="normal" style:font-weight-complex="normal"/>
    </style:style>
    <style:style style:name="T62" style:family="text">
      <style:text-properties fo:language="uk" fo:country="UA" fo:font-weight="normal" officeooo:rsid="00217390" style:font-weight-asian="normal" style:font-weight-complex="normal"/>
    </style:style>
    <style:style style:name="T63" style:family="text">
      <style:text-properties fo:language="uk" fo:country="UA" fo:font-weight="normal" officeooo:rsid="0022db7d" style:font-weight-asian="normal" style:font-weight-complex="normal"/>
    </style:style>
    <style:style style:name="T64" style:family="text">
      <style:text-properties fo:language="uk" fo:country="UA" fo:font-weight="normal" officeooo:rsid="0028b84e" style:font-weight-asian="normal" style:font-weight-complex="normal"/>
    </style:style>
    <style:style style:name="T65" style:family="text">
      <style:text-properties fo:language="uk" fo:country="UA" fo:font-weight="normal" officeooo:rsid="002a9421" style:font-weight-asian="normal" style:font-weight-complex="normal"/>
    </style:style>
    <style:style style:name="T66" style:family="text">
      <style:text-properties fo:language="uk" fo:country="UA" fo:font-weight="normal" officeooo:rsid="002b4546" style:font-weight-asian="normal" style:font-weight-complex="normal"/>
    </style:style>
    <style:style style:name="T67" style:family="text">
      <style:text-properties fo:language="uk" fo:country="UA" fo:font-weight="normal" officeooo:rsid="002e5449" style:font-weight-asian="normal" style:font-weight-complex="normal"/>
    </style:style>
    <style:style style:name="T68" style:family="text">
      <style:text-properties fo:language="uk" fo:country="UA" fo:font-weight="normal" officeooo:rsid="002e98dd" style:font-weight-asian="normal" style:font-weight-complex="normal"/>
    </style:style>
    <style:style style:name="T69" style:family="text">
      <style:text-properties fo:language="uk" fo:country="UA" fo:font-weight="normal" officeooo:rsid="002f4e17" style:font-weight-asian="normal" style:font-weight-complex="normal"/>
    </style:style>
    <style:style style:name="T70" style:family="text">
      <style:text-properties fo:language="uk" fo:country="UA" fo:font-weight="normal" officeooo:rsid="0030f721" style:font-weight-asian="normal" style:font-weight-complex="normal"/>
    </style:style>
    <style:style style:name="T71" style:family="text">
      <style:text-properties fo:language="uk" fo:country="UA" fo:font-weight="normal" officeooo:rsid="00351855" style:font-weight-asian="normal" style:font-weight-complex="normal"/>
    </style:style>
    <style:style style:name="T72" style:family="text">
      <style:text-properties fo:language="uk" fo:country="UA" fo:font-weight="normal" officeooo:rsid="0035e1c7" style:font-weight-asian="normal" style:font-weight-complex="normal"/>
    </style:style>
    <style:style style:name="T73" style:family="text">
      <style:text-properties fo:language="uk" fo:country="UA" fo:font-weight="normal" officeooo:rsid="0037ae97" style:font-weight-asian="normal" style:font-weight-complex="normal"/>
    </style:style>
    <style:style style:name="T74" style:family="text">
      <style:text-properties fo:language="uk" fo:country="UA" fo:font-weight="normal" officeooo:rsid="00392cf2" style:font-weight-asian="normal" style:font-weight-complex="normal"/>
    </style:style>
    <style:style style:name="T75" style:family="text">
      <style:text-properties fo:language="uk" fo:country="UA" fo:font-weight="normal" officeooo:rsid="003ab93e" style:font-weight-asian="normal" style:font-weight-complex="normal"/>
    </style:style>
    <style:style style:name="T76" style:family="text">
      <style:text-properties fo:language="uk" fo:country="UA" fo:font-weight="normal" officeooo:rsid="003bede9" style:font-weight-asian="normal" style:font-weight-complex="normal"/>
    </style:style>
    <style:style style:name="T77" style:family="text">
      <style:text-properties fo:language="uk" fo:country="UA" fo:font-weight="normal" officeooo:rsid="003c6c88" style:font-weight-asian="normal" style:font-weight-complex="normal"/>
    </style:style>
    <style:style style:name="T78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ушій <text:span text:style-name="T1">Kobzar</text:span></text:p>
      <text:p text:style-name="P1"/>
      <text:p text:style-name="P2"><text:tab/><text:span text:style-name="T33">Рушій надає можливість в дизайн-тайм режимі завантажувати файли Розповідей, переходити від елемента до елементу, а також створювати Розповіді та зберігати їх у файл. Рушій побудовано у вигляді динамічної бібліотеки, </text:span><text:span text:style-name="T35">яка </text:span><text:span text:style-name="T33">передає в </text:span><text:span text:style-name="T34">застосунок вказівник на свій клас через віртуальний інтерфейс </text:span><text:span text:style-name="T2">KE_INTERFACE. </text:span><text:span text:style-name="T37">Інтерфейс побудовано таким чином, щоб бібліотеку рушія можна було використовувати в проектах створених на базі різних мов програмування.</text:span></text:p>
      <text:p text:style-name="P2"><text:span text:style-name="T37"><text:tab/></text:span><text:span text:style-name="T54">Елементи Розповіді пов’язані через номери діалогів. Основою діалогу є текстова Сцена, до якої прив’язані Відповіді гравця </text:span><text:span text:style-name="T29">т</text:span><text:span text:style-name="T70">а</text:span><text:span text:style-name="T54"> Скрипти. У кожної Відповіді </text:span><text:span text:style-name="T70">та</text:span><text:span text:style-name="T54"> Скрипту є номер наступного діалогу, який активується після активації відповідного елементу. Таким чином відбувається розвиток </text:span><text:span text:style-name="T55">Розповіді</text:span><text:span text:style-name="T54">.</text:span></text:p>
      <text:p text:style-name="P20"><text:tab/></text:p>
      <text:p text:style-name="P2"><text:span text:style-name="T54"><text:tab/></text:span><text:span text:style-name="T56">Важливо: номер діалогу це не те саме, що </text:span><text:span text:style-name="T15">ID </text:span><text:span text:style-name="T56">елемента. </text:span><text:span text:style-name="T57">Ідентифікатор елемента є унікальним, а однаковий номер діалогу можуть мати декілька елементів.</text:span></text:p>
      <text:p text:style-name="P2"/>
      <text:p text:style-name="P19"><text:tab/><text:span text:style-name="T78">Перелік функцій рушія</text:span></text:p>
      <text:p text:style-name="P2"/>
      <text:p text:style-name="P16"><text:tab/><text:span text:style-name="T33">const wchar_t* GetVersion() </text:span><text:span text:style-name="T7">– </text:span><text:span text:style-name="T74">повертає номер поточної версії рушія.</text:span></text:p>
      <text:p text:style-name="P16"><text:span text:style-name="T74"><text:tab/></text:span><text:span text:style-name="T36">const wchar_t* </text:span><text:span text:style-name="T32">GetLastError</text:span><text:span text:style-name="T36">() </text:span><text:span text:style-name="T7">– </text:span><text:span text:style-name="T74">повертає текстовий опис поточної помилки.</text:span></text:p>
      <text:p text:style-name="P3"><text:span text:style-name="T37"><text:tab/></text:span><text:span text:style-name="T20">int </text:span><text:span text:style-name="T2">CreateStory(const wchar_t *story_file) </text:span><text:span text:style-name="T7">–</text:span><text:span text:style-name="T2"> </text:span><text:span text:style-name="T37">створює нову розповідь і зберігає її у файл. </text:span><text:span text:style-name="T41">Ім’я файлу зберігається для подальшого збереження змін в Розповіді. </text:span><text:span text:style-name="T62">Повертає 0 у разі помилки.</text:span></text:p>
      <text:p text:style-name="P6"><text:span text:style-name="T37"><text:tab/></text:span><text:span text:style-name="T21">int </text:span><text:span text:style-name="T2">LoadStory(const wchar_t *story_file) </text:span><text:span text:style-name="T7">–</text:span><text:span text:style-name="T37"> завантажує розповідь з файлу. </text:span><text:span text:style-name="T62">Повертає 0 у разі помилки.</text:span></text:p>
      <text:p text:style-name="P6"><text:span text:style-name="T37"><text:tab/></text:span><text:span text:style-name="T63">i</text:span><text:span text:style-name="T21">nt </text:span><text:span text:style-name="T3">Save</text:span><text:span text:style-name="T2">Story() </text:span><text:span text:style-name="T7">–</text:span><text:span text:style-name="T37"> </text:span><text:span text:style-name="T38">зберігає </text:span><text:span text:style-name="T41">Р</text:span><text:span text:style-name="T38">озповідь </text:span><text:span text:style-name="T41">у поточний файл</text:span><text:span text:style-name="T37">. </text:span><text:span text:style-name="T62">Повертає 0 у разі помилки.</text:span></text:p>
      <text:p text:style-name="P3"><text:span text:style-name="T37"><text:tab/></text:span><text:span text:style-name="T21">void </text:span><text:span text:style-name="T6">CloseStory() </text:span><text:span text:style-name="T7">–</text:span><text:span text:style-name="T6"> </text:span><text:span text:style-name="T41">закриває Розповідь.</text:span></text:p>
      <text:p text:style-name="P3"><text:span text:style-name="T41"><text:tab/></text:span><text:span text:style-name="T21">void </text:span><text:span text:style-name="T8">ClearStory() </text:span><text:span text:style-name="T7">–</text:span><text:span text:style-name="T8"> </text:span><text:span text:style-name="T43">очищає Розповідь, видаляючи всі елементи.</text:span></text:p>
      <text:p text:style-name="P3"><text:span text:style-name="T37"><text:tab/></text:span><text:span text:style-name="T21">int </text:span><text:span text:style-name="T3">AddScene() </text:span><text:span text:style-name="T7">–</text:span><text:span text:style-name="T3"> </text:span><text:span text:style-name="T38">додає нову текстову Сцену, повертає ідентифікатор елемента, </text:span><text:span text:style-name="T62">або 0 у разі помилки.</text:span></text:p>
      <text:p text:style-name="P7"><text:span text:style-name="T38"><text:tab/></text:span><text:span text:style-name="T21">int </text:span><text:span text:style-name="T3">Add</text:span><text:span text:style-name="T4">Answer</text:span><text:span text:style-name="T3">() </text:span><text:span text:style-name="T7">–</text:span><text:span text:style-name="T3"> </text:span><text:span text:style-name="T38">додає нову </text:span><text:span text:style-name="T39">Відповідь</text:span><text:span text:style-name="T38">, повертає ідентифікатор елемента, </text:span><text:span text:style-name="T62">або 0 у разі помилки</text:span><text:span text:style-name="T38">.</text:span></text:p>
      <text:p text:style-name="P7"><text:span text:style-name="T38"><text:tab/></text:span><text:span text:style-name="T21">int </text:span><text:span text:style-name="T3">Add</text:span><text:span text:style-name="T4">Script</text:span><text:span text:style-name="T3">() </text:span><text:span text:style-name="T7">–</text:span><text:span text:style-name="T3"> </text:span><text:span text:style-name="T38">додає нов</text:span><text:span text:style-name="T39">ий Скрипт</text:span><text:span text:style-name="T38">, повертає ідентифікатор елемента, </text:span><text:span text:style-name="T62">або 0 у разі помилки</text:span><text:span text:style-name="T38">.</text:span></text:p>
      <text:p text:style-name="P16"><text:span text:style-name="T38"><text:tab/></text:span><text:span text:style-name="T21">int </text:span><text:span text:style-name="T27">Activate</text:span><text:span text:style-name="T10">(int id) – </text:span><text:span text:style-name="T46">встановлює активний елемент для роботи з його властивостями. Повертає 0 у разі відсутності елементу з відповідним </text:span><text:span text:style-name="T10">ID.</text:span></text:p>
      <text:p text:style-name="P18"><text:span text:style-name="T38"><text:tab/></text:span><text:span text:style-name="T21">int </text:span><text:span text:style-name="T5">Remove(int id) – </text:span><text:span text:style-name="T40">видаляє елемент з </text:span><text:span text:style-name="T41">Р</text:span><text:span text:style-name="T40">озповіді. </text:span><text:span text:style-name="T75">П</text:span><text:span text:style-name="T73">ри цьому всі зв’язки з іншими елементами будуть автоматично перебудовані. </text:span><text:span text:style-name="T46">Повертає 0 у </text:span><text:span text:style-name="T76">разі помилки</text:span><text:span text:style-name="T10">.</text:span></text:p>
      <text:p text:style-name="P10"><text:span text:style-name="T10"><text:tab/></text:span><text:span text:style-name="T21">int </text:span><text:span text:style-name="T30">Link</text:span><text:span text:style-name="T5">(int id, </text:span><text:span text:style-name="T30">int to_id</text:span><text:span text:style-name="T5">) – </text:span><text:span text:style-name="T71">зв’язує два елементи в один ланцюжок, при цьому перевіряється коректність прив’язки (тобто неможливо прив’язати Відповідь до Відповіді)</text:span><text:span text:style-name="T10">. </text:span><text:span text:style-name="T71">Повертає 0 у разі помилки.</text:span></text:p>
      <text:p text:style-name="P17"><text:span text:style-name="T71"><text:tab/></text:span><text:span text:style-name="T21">int </text:span><text:span text:style-name="T31">Unl</text:span><text:span text:style-name="T30">ink</text:span><text:span text:style-name="T5">(int id, </text:span><text:span text:style-name="T30">int to_id</text:span><text:span text:style-name="T5">) – </text:span><text:span text:style-name="T31">в</text:span><text:span text:style-name="T72">ідв’язує елементи один від одного</text:span><text:span text:style-name="T71">, </text:span><text:span text:style-name="T75">п</text:span><text:span text:style-name="T73">ри цьому всі зв’язки з іншими елементами будуть автоматично перебудовані.</text:span><text:span text:style-name="T10">. </text:span><text:span text:style-name="T71">Повертає 0 у разі помилки.</text:span></text:p>
      <text:p text:style-name="P7"><text:span text:style-name="T40"><text:tab/></text:span><text:span text:style-name="T21">int </text:span><text:span text:style-name="T11">G</text:span><text:span text:style-name="T7">etID</text:span><text:span text:style-name="T11">()</text:span><text:span text:style-name="T48"> – повертає </text:span><text:span text:style-name="T11">ID </text:span><text:span text:style-name="T48">елемента.</text:span></text:p>
      <text:p text:style-name="P7"><text:span text:style-name="T40"><text:tab/></text:span><text:span text:style-name="T21">int </text:span><text:span text:style-name="T7">SetID(int new_id) – </text:span><text:span text:style-name="T42">встановлює новий ідентифікатор для елемента, </text:span><text:span text:style-name="T73">при цьому всі зв’язки з іншими елементами будуть автоматично перебудовані</text:span><text:span text:style-name="T38">. </text:span><text:span text:style-name="T62">Повертає 0 у разі помилки.</text:span></text:p>
      <text:p text:style-name="P8"><text:span text:style-name="T42"><text:tab/></text:span><text:span text:style-name="T21">int </text:span><text:span text:style-name="T12">GetDialog() </text:span><text:span text:style-name="T7">–</text:span><text:span text:style-name="T12"> </text:span><text:span text:style-name="T49">повертає номер діалогу </text:span><text:span text:style-name="T54">до якого відноситься </text:span><text:span text:style-name="T49">елемент</text:span><text:span text:style-name="T38">, </text:span><text:span text:style-name="T62">або 0 у разі помилки</text:span><text:span text:style-name="T49">.</text:span></text:p>
      <text:p text:style-name="P17"><text:span text:style-name="T42"><text:tab/></text:span><text:span text:style-name="T21">int </text:span><text:span text:style-name="T7">Set</text:span><text:span text:style-name="T9">Dialog</text:span><text:span text:style-name="T7">(int new_id) – </text:span><text:span text:style-name="T44">встановлює новий </text:span><text:span text:style-name="T47">номер</text:span><text:span text:style-name="T44"> діалогу для елемента. </text:span><text:span text:style-name="T75">П</text:span><text:span text:style-name="T73">ри цьому всі зв’язки з іншими елементами будуть автоматично перебудовані.</text:span><text:span text:style-name="T44"> </text:span><text:span text:style-name="T62">Повертає 0 у разі помилки.</text:span></text:p>
      <text:p text:style-name="P8"><text:soft-page-break/><text:span text:style-name="T44"><text:tab/></text:span><text:span text:style-name="T21">int </text:span><text:span text:style-name="T13">G</text:span><text:span text:style-name="T9">etLinkedID</text:span><text:span text:style-name="T7">() – </text:span><text:span text:style-name="T50">повертає </text:span><text:span text:style-name="T13">ID </text:span><text:span text:style-name="T50">елемента, що прив’язаний до активного </text:span><text:span text:style-name="T44">(</text:span><text:span text:style-name="T77">попереднього</text:span><text:span text:style-name="T44"> елемент</text:span><text:span text:style-name="T51">а</text:span><text:span text:style-name="T44"> в ланцюжку)</text:span><text:span text:style-name="T50">. Якщо активний елемент це Сцена, то повертає 0, бо до Сцени може бути прив’язано декілька елементів.</text:span></text:p>
      <text:p text:style-name="P17"><text:span text:style-name="T44"><text:tab/></text:span><text:span text:style-name="T21">int </text:span><text:span text:style-name="T9">SetLinkedID</text:span><text:span text:style-name="T7">(int new</text:span><text:span text:style-name="T9">_</text:span><text:span text:style-name="T7">id) – </text:span><text:span text:style-name="T50">встановлює</text:span><text:span text:style-name="T44"> елемент, що прив’язаний до </text:span><text:span text:style-name="T50">активного елементу </text:span><text:span text:style-name="T75">(</text:span><text:span text:style-name="T77">попередній</text:span><text:span text:style-name="T75"> в ланцюжку)</text:span><text:span text:style-name="T44">. </text:span><text:span text:style-name="T75">П</text:span><text:span text:style-name="T73">ри цьому всі зв’язки з іншими елементами будуть автоматично перебудовані. </text:span><text:span text:style-name="T62">Повертає 0 у разі помилки.</text:span></text:p>
      <text:p text:style-name="P17"><text:span text:style-name="T44"><text:tab/></text:span><text:span text:style-name="T21">int </text:span><text:span text:style-name="T14">G</text:span><text:span text:style-name="T9">etLinkedFromID</text:span><text:span text:style-name="T7">() – </text:span><text:span text:style-name="T51">повертає </text:span><text:span text:style-name="T14">ID </text:span><text:span text:style-name="T51">елемента до якого прив’язано активний елемент </text:span><text:span text:style-name="T44">(</text:span><text:span text:style-name="T77">наступного</text:span><text:span text:style-name="T44"> елемента в ланцюжку).</text:span><text:span text:style-name="T73"> </text:span><text:span text:style-name="T62">Повертає 0 у разі помилки.</text:span></text:p>
      <text:p text:style-name="P17"><text:span text:style-name="T44"><text:tab/></text:span><text:span text:style-name="T21">int </text:span><text:span text:style-name="T9">SetLinkedFromID</text:span><text:span text:style-name="T7">(int new</text:span><text:span text:style-name="T9">_</text:span><text:span text:style-name="T7">id) – </text:span><text:span text:style-name="T53">встановлює</text:span><text:span text:style-name="T44"> елемент, до якого прив’язаний </text:span><text:span text:style-name="T52">активний </text:span><text:span text:style-name="T44">елемент </text:span><text:span text:style-name="T77">(наступний в ланцюжку)</text:span><text:span text:style-name="T44">. </text:span><text:span text:style-name="T75">П</text:span><text:span text:style-name="T73">ри цьому всі зв’язки з іншими елементами будуть автоматично перебудовані. </text:span><text:span text:style-name="T62">Повертає 0 у разі помилки.</text:span></text:p>
      <text:p text:style-name="P8"><text:span text:style-name="T45"><text:tab/></text:span><text:span text:style-name="T21">int </text:span><text:span text:style-name="T11">G</text:span><text:span text:style-name="T7">et</text:span><text:span text:style-name="T16">Type</text:span><text:span text:style-name="T11">()</text:span><text:span text:style-name="T48"> – повертає </text:span><text:span text:style-name="T58">тип</text:span><text:span text:style-name="T11"> </text:span><text:span text:style-name="T48">елемента. </text:span><text:span text:style-name="T58">1 – Сцена, 2 – Відповідь, 3 – Скрипт, 0 – у разі помилки.</text:span></text:p>
      <text:p text:style-name="P8"><text:span text:style-name="T58"><text:tab/></text:span><text:span text:style-name="T17">const wchar_t *</text:span><text:span text:style-name="T11">G</text:span><text:span text:style-name="T7">et</text:span><text:span text:style-name="T17">Text</text:span><text:span text:style-name="T11">()</text:span><text:span text:style-name="T48"> – повертає </text:span><text:span text:style-name="T59">текст</text:span><text:span text:style-name="T11"> </text:span><text:span text:style-name="T48">елемента.</text:span></text:p>
      <text:p text:style-name="P4"><text:span text:style-name="T40"><text:tab/></text:span><text:span text:style-name="T22">void </text:span><text:span text:style-name="T7">Set</text:span><text:span text:style-name="T17">Text</text:span><text:span text:style-name="T7">(</text:span><text:span text:style-name="T17">const wchar_t *</text:span><text:span text:style-name="T7">new_</text:span><text:span text:style-name="T17">text</text:span><text:span text:style-name="T7">) – </text:span><text:span text:style-name="T42">встановлює новий </text:span><text:span text:style-name="T59">текст</text:span><text:span text:style-name="T42"> для елемента.</text:span></text:p>
      <text:p text:style-name="P8"><text:span text:style-name="T42"><text:tab/></text:span><text:span text:style-name="T21">int </text:span><text:span text:style-name="T18">IsEndDialog</text:span><text:span text:style-name="T11">()</text:span><text:span text:style-name="T48"> – </text:span><text:span text:style-name="T60">перевіряє чи елемент завершальним у ланцюжку Розповіді</text:span><text:span text:style-name="T48">. </text:span><text:span text:style-name="T62">1 – якщо елемент завершує ланцюжок, 0 – у протилежному випадку.</text:span></text:p>
      <text:p text:style-name="P5"><text:span text:style-name="T40"><text:tab/></text:span><text:span text:style-name="T22">void </text:span><text:span text:style-name="T7">Set</text:span><text:span text:style-name="T18">EndDialog</text:span><text:span text:style-name="T7">(</text:span><text:span text:style-name="T18">bool end_dialog</text:span><text:span text:style-name="T7">) – </text:span><text:span text:style-name="T18">п</text:span><text:span text:style-name="T60">означає елемент як завершальний у Розповіді</text:span><text:span text:style-name="T42">.</text:span></text:p>
      <text:p text:style-name="P9"><text:tab/><text:span text:style-name="T19">const wchar_t *</text:span><text:span text:style-name="T11">G</text:span><text:span text:style-name="T7">et</text:span><text:span text:style-name="T25">Params</text:span><text:span text:style-name="T11">()</text:span><text:span text:style-name="T48"> – </text:span><text:span text:style-name="T66">повертає рядок параметрів Скрипту.</text:span></text:p>
      <text:p text:style-name="P9"><text:span text:style-name="T66"><text:tab/></text:span><text:span text:style-name="T25">void SetParams(const wchar_t *params) – </text:span><text:span text:style-name="T66">встановлює рядок параметрів для Скрипту.</text:span></text:p>
      <text:p text:style-name="P9"><text:span text:style-name="T66"><text:tab/></text:span><text:span text:style-name="T19">const wchar_t *</text:span><text:span text:style-name="T11">G</text:span><text:span text:style-name="T7">et</text:span><text:span text:style-name="T25">Result</text:span><text:span text:style-name="T11">()</text:span><text:span text:style-name="T48"> – </text:span><text:span text:style-name="T66">повертає результат виконання Скрипту. </text:span><text:span text:style-name="T77">Повертає порожню строку, доки Скрипт не буде виконаний.</text:span></text:p>
      <text:p text:style-name="P9"><text:span text:style-name="T66"/></text:p>
      <text:p text:style-name="P11"/>
      <text:p text:style-name="P11"><text:span text:style-name="T61"><text:tab/></text:span><text:span text:style-name="T62">Для навігації по Розповіді:</text:span></text:p>
      <text:p text:style-name="P11"/>
      <text:p text:style-name="P12"><text:span text:style-name="T62"><text:tab/></text:span><text:span text:style-name="T63">i</text:span><text:span text:style-name="T21">nt </text:span><text:span text:style-name="T23">Begin</text:span><text:span text:style-name="T2">Story(</text:span><text:span text:style-name="T23">const wchar_t *story_file</text:span><text:span text:style-name="T2">) </text:span><text:span text:style-name="T7">–</text:span><text:span text:style-name="T37"> </text:span><text:span text:style-name="T64">завантажує</text:span><text:span text:style-name="T38"> </text:span><text:span text:style-name="T41">Р</text:span><text:span text:style-name="T38">озповідь </text:span><text:span text:style-name="T64">з файлу і активує перший елемент</text:span><text:span text:style-name="T37">. </text:span><text:span text:style-name="T62">Повертає 0 у разі помилки.</text:span></text:p>
      <text:p text:style-name="P13"><text:span text:style-name="T62"><text:tab/></text:span><text:span text:style-name="T63">i</text:span><text:span text:style-name="T21">nt </text:span><text:span text:style-name="T28">Is</text:span><text:span text:style-name="T2">Story</text:span><text:span text:style-name="T28">End</text:span><text:span text:style-name="T2">() </text:span><text:span text:style-name="T7">–</text:span><text:span text:style-name="T37"> </text:span><text:span text:style-name="T64">визначає чи завершилась розповідь</text:span><text:span text:style-name="T37">. </text:span><text:span text:style-name="T62">Повертає </text:span><text:span text:style-name="T64">1</text:span><text:span text:style-name="T62"> у разі </text:span><text:span text:style-name="T64">завершення Розповіді та 0 у протилежному випадку</text:span><text:span text:style-name="T62">.</text:span></text:p>
      <text:p text:style-name="P14"><text:span text:style-name="T62"><text:tab/></text:span><text:span text:style-name="T63">i</text:span><text:span text:style-name="T21">nt </text:span><text:span text:style-name="T24">AnswersCount</text:span><text:span text:style-name="T2">() </text:span><text:span text:style-name="T7">–</text:span><text:span text:style-name="T37"> </text:span><text:span text:style-name="T65">повертає кількість Відповідей, доступних для поточної Сцени.</text:span></text:p>
      <text:p text:style-name="P14"><text:span text:style-name="T67"><text:tab/></text:span><text:span text:style-name="T26">void SelectAnswer(int index) – </text:span><text:span text:style-name="T67">робить активним елементом Відповідь з вказаним індексом. Після цього можна використовувати функції для роботи з властивостями елементу.</text:span></text:p>
      <text:p text:style-name="P15"><text:span text:style-name="T67"><text:tab/></text:span><text:span text:style-name="T27">void Activate() </text:span><text:span text:style-name="T10">–</text:span><text:span text:style-name="T27"> </text:span><text:span text:style-name="T68">активує елемент. При цьому спрацьовують всі його дії. Після </text:span><text:span text:style-name="T69">виконання всіх операцій, пов’язаних з елементом,</text:span><text:span text:style-name="T68"> активним стає наступний елемент в ланцюжку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4-08T13:56:28.976000000</dc:date>
    <meta:editing-duration>PT14H9M10S</meta:editing-duration>
    <meta:editing-cycles>61</meta:editing-cycles>
    <meta:generator>EasyOffice/7.6.2.1.0$Windows_X86_64 LibreOffice_project/0bc4d647150f05f02b71ccb5539a4012b57f1faf</meta:generator>
    <meta:document-statistic meta:table-count="0" meta:image-count="0" meta:object-count="0" meta:page-count="2" meta:paragraph-count="42" meta:word-count="684" meta:character-count="5144" meta:non-whitespace-character-count="4419"/>
  </office:meta>
</office:document-meta>
</file>